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row>
                <msub>
                  <mi>a</mi>
                  <mn>11</mn>
                </msub>
                <mo stretchy="false">⋅</mo>
                <msub>
                  <mi>a</mi>
                  <mn>22</mn>
                </msub>
              </mrow>
              <mo stretchy="false">−</mo>
              <mrow>
                <msub>
                  <mi>a</mi>
                  <mn>21</mn>
                </msub>
                <mo stretchy="false">⋅</mo>
                <msub>
                  <mi>a</mi>
                  <mn>12</mn>
                </msub>
              </mrow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true">|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=</mo>
              <mspace width="2em"/>
            </mrow>
            <msub>
              <mi>a</mi>
              <mn>11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2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3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3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+</mo>
              <mspace width="2em"/>
            </mrow>
            <msub>
              <mi>a</mi>
              <mn>13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i mathvariant="normal">❑</mi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sub>
                <mi>a</mi>
                <mn>11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2</mn>
                      </msub>
                      <mo stretchy="false">⋅</mo>
                      <msub>
                        <mi>a</mi>
                        <mn>33</mn>
                      </msub>
                    </mrow>
                    <mo stretchy="false">−</mo>
                    <mrow>
                      <msub>
                        <mi>a</mi>
                        <mn>32</mn>
                      </msub>
                      <mo stretchy="false">⋅</mo>
                      <msub>
                        <mi>a</mi>
                        <mn>23</mn>
                      </msub>
                    </mrow>
                  </mrow>
                </mrow>
                <mo fence="true" stretchy="false">)</mo>
              </mrow>
            </mrow>
            <mrow>
              <mspace width="2em"/>
              <mo stretchy="false">−</mo>
              <mspace width="2em"/>
            </mrow>
            <mrow>
              <msub>
                <mi>a</mi>
                <mn>12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1</mn>
                      </msub>
                      <mo stretchy="false">⋅</mo>
                      <msub>
                        <mi>a</mi>
                        <mn>33</mn>
                      </msub>
                    </mrow>
                    <mo stretchy="false">−</mo>
                    <mrow>
                      <msub>
                        <mi>a</mi>
                        <mn>31</mn>
                      </msub>
                      <mo stretchy="false">⋅</mo>
                      <msub>
                        <mi>a</mi>
                        <mn>23</mn>
                      </msub>
                    </mrow>
                  </mrow>
                </mrow>
                <mo fence="true" stretchy="false">)</mo>
              </mrow>
            </mrow>
            <mrow>
              <mspace width="2em"/>
              <mo stretchy="false">+</mo>
              <mspace width="2em"/>
            </mrow>
            <mrow>
              <msub>
                <mi>a</mi>
                <mn>13</mn>
              </msub>
              <mo stretchy="false">⋅</mo>
              <mrow>
                <mo fence="true" stretchy="false">(</mo>
                <mrow>
                  <mrow>
                    <mrow>
                      <msub>
                        <mi>a</mi>
                        <mn>21</mn>
                      </msub>
                      <mo stretchy="false">⋅</mo>
                      <msub>
                        <mi>a</mi>
                        <mn>32</mn>
                      </msub>
                    </mrow>
                    <mo stretchy="false">−</mo>
                    <mrow>
                      <msub>
                        <mi>a</mi>
                        <mn>31</mn>
                      </msub>
                      <mo stretchy="false">⋅</mo>
                      <msub>
                        <mi>a</mi>
                        <mn>22</mn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row>
              <mo fence="true" stretchy="true">[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o fence="true" stretchy="false">|</mo>
              <mrow>
                <mi>A</mi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true">|</mo>
              <mrow>
                <mtable>
                  <mtr>
                    <mtd>
                      <msub>
                        <mi>a</mi>
                        <mn>11</mn>
                      </msub>
                    </mtd>
                    <mtd>
                      <msub>
                        <mi>a</mi>
                        <mn>12</mn>
                      </msub>
                    </mtd>
                    <mtd>
                      <msub>
                        <mi>a</mi>
                        <mn>13</mn>
                      </msub>
                    </mtd>
                    <mtd>
                      <msub>
                        <mi>a</mi>
                        <mn>14</mn>
                      </msub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=</mo>
              <mspace width="2em"/>
            </mrow>
            <msub>
              <mi>a</mi>
              <mn>11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i mathvariant="normal">❑</mi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2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3</mn>
                      </msub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3</mn>
                      </msub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43</mn>
                      </msub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row>
            <mrow>
              <mspace width="2em"/>
              <mo stretchy="false">+</mo>
              <mspace width="2em"/>
            </mrow>
            <msub>
              <mi>a</mi>
              <mn>13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24</mn>
                      </msub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34</mn>
                      </msub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i mathvariant="normal">❑</mi>
                    </mtd>
                    <mtd>
                      <msub>
                        <mi>a</mi>
                        <mn>44</mn>
                      </msub>
                    </mtd>
                  </mtr>
                </mtable>
              </mrow>
              <mo fence="true" stretchy="true">|</mo>
            </mrow>
            <mrow>
              <mspace width="2em"/>
              <mo stretchy="false">−</mo>
              <mspace width="2em"/>
            </mrow>
            <msub>
              <mi>a</mi>
              <mn>14</mn>
            </msub>
            <mrow>
              <mo fence="true" stretchy="true">|</mo>
              <mrow>
                <mtable>
                  <mtr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21</mn>
                      </msub>
                    </mtd>
                    <mtd>
                      <msub>
                        <mi>a</mi>
                        <mn>22</mn>
                      </msub>
                    </mtd>
                    <mtd>
                      <msub>
                        <mi>a</mi>
                        <mn>23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31</mn>
                      </msub>
                    </mtd>
                    <mtd>
                      <msub>
                        <mi>a</mi>
                        <mn>32</mn>
                      </msub>
                    </mtd>
                    <mtd>
                      <msub>
                        <mi>a</mi>
                        <mn>33</mn>
                      </msub>
                    </mtd>
                    <mtd>
                      <mi mathvariant="normal">❑</mi>
                    </mtd>
                  </mtr>
                  <mtr>
                    <mtd>
                      <msub>
                        <mi>a</mi>
                        <mn>41</mn>
                      </msub>
                    </mtd>
                    <mtd>
                      <msub>
                        <mi>a</mi>
                        <mn>42</mn>
                      </msub>
                    </mtd>
                    <mtd>
                      <msub>
                        <mi>a</mi>
                        <mn>43</mn>
                      </msub>
                    </mtd>
                    <mtd>
                      <mi mathvariant="normal">❑</mi>
                    </mtd>
                  </mtr>
                </mtable>
              </mrow>
              <mo fence="true" stretchy="true">|</mo>
            </mrow>
          </mrow>
        </mtd>
      </mtr>
      <mtr>
        <mtd>
          <mrow/>
        </mtd>
      </mtr>
      <mtr>
        <mtd>
          <mtext>__________________________________________________________________</mtext>
        </mtd>
      </mtr>
      <mtr>
        <mtd>
          <mrow/>
        </mtd>
      </mtr>
      <mtr>
        <mtd>
          <mtext>etc.</mtext>
        </mtd>
      </mtr>
    </mtable>
    <annotation encoding="StarMath 5.0">newline
newline
A~=~left[matrix{a_11 # a_12 ## 
      			  a_21 # a_22}  right] 
newline
newline
lline A rline ~=~ a_11 cdot a_22 - a_21 cdot a_12
newline
newline
alignc "__________________________________________________________________"
newline
newline
A~=~left[matrix{a_11 # a_12 # a_13 ## 
                a_21 # a_22 # a_23 ## 
                a_31 # a_32 # a_33}  right] newline
newline
lline A rline ~=~ left lline matrix{a_11 # a_12 # a_13 ## a_21 # a_22 # a_23 ## a_31 # a_32 # a_33} right rline 
~=~ a_11 left lline matrix{&lt;?&gt; # &lt;?&gt; # &lt;?&gt; ## &lt;?&gt; # a_22 # a_23 ## &lt;?&gt; # a_32 # a_33} right rline
~-~a_12 left lline matrix{&lt;?&gt; # &lt;?&gt; # &lt;?&gt; ## a_21 # &lt;?&gt; # a_23 ## a_31 # &lt;?&gt; # a_33} right rline
~+~a_13 left lline matrix{&lt;?&gt; # &lt;?&gt; # &lt;?&gt; ## a_21 # a_22 # &lt;?&gt; ## a_31 # a_32 # &lt;?&gt;} right rline
newline
newline
lline A rline ~=~ a_11 cdot ( a_22 cdot a_33 - a_32 cdot a_23 )
~-~a_12 cdot ( a_21 cdot a_33 - a_31 cdot a_23 )
~+~a_13 cdot ( a_21 cdot a_32 - a_31 cdot a_22 )
newline
newline
alignc "__________________________________________________________________"
newline
newline
A~=~left[matrix{a_11 # a_12 # a_13 # a_14 ## 
                a_21 # a_22 # a_23 # a_24 ## 
                a_31 # a_32 # a_33 # a_34 ##
                a_41 # a_42 # a_43 # a_44   } right] newline
newline
lline A rline ~=~ left lline 
	matrix{a_11 # a_12 # a_13 # a_14 ## 
	       a_21 # a_22 # a_23 # a_24 ## 
	       a_31 # a_32 # a_33 # a_34 ##
	       a_41 # a_42 # a_43 # a_44} right rline 
				~=~ 
a_11 left lline matrix{&lt;?&gt; # &lt;?&gt; # &lt;?&gt; # &lt;?&gt; ## 
  						  &lt;?&gt; # a_22 # a_23 # a_24 ## 
  						  &lt;?&gt; # a_32 # a_33 # a_34 ##
  						  &lt;?&gt; # a_42 # a_43 # a_44 } right rline
~-~a_12 left lline matrix{&lt;?&gt; # &lt;?&gt; # &lt;?&gt; # &lt;?&gt; ## 
							 a_21 # &lt;?&gt; # a_23 # a_24 ## 
							 a_31 # &lt;?&gt; # a_33 # a_34 ##
							 a_41 # &lt;?&gt; # a_43 # a_44} right rline
newline
newline
~+~a_13 left lline matrix{&lt;?&gt; # &lt;?&gt; # &lt;?&gt; # &lt;?&gt; ## 
							 a_21 # a_22 # &lt;?&gt; # a_24 ## 
							 a_31 # a_32 # &lt;?&gt; # a_34 ##
							 a_41 # a_42 # &lt;?&gt; # a_44} right rline
~-~a_14 left lline matrix{&lt;?&gt; # &lt;?&gt; # &lt;?&gt; # &lt;?&gt; ## 
							 a_21 # a_22 # a_23 # &lt;?&gt; ## 
							 a_31 # a_32 # a_33 # &lt;?&gt; ##
							 a_41 # a_42 # a_43 # &lt;?&gt;} right rline
newline
newline
alignc "__________________________________________________________________"
newline
newline
alignc "etc.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6:17:06.466085699</meta:creation-date>
    <dc:date>2018-12-12T15:58:58.246496681</dc:date>
    <meta:editing-duration>PT2H18M12S</meta:editing-duration>
    <meta:editing-cycles>2</meta:editing-cycles>
    <meta:generator>LibreOffice/5.1.6.2$Linux_X86_64 LibreOffice_project/10m0$Build-2</meta:generator>
  </office:meta>
</office:document-meta>
</file>